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65C02 Microprocessor Quick Reference</text:p>
      <text:p text:style-name="P3">Jeff Tranter &lt;tranter@pobox.com&gt;</text:p>
      <text:p text:style-name="P4">Updated: 10-Jul-2012</text:p>
      <text:p text:style-name="P5"/>
      <text:p text:style-name="P5">This sheet summarizes the software extensions and differences for the 65C02 processor over the NMOS 6502.</text:p>
      <text:p text:style-name="P1"/>
      <text:p text:style-name="P1">New Addressing Modes:</text:p>
      <text:p text:style-name="P6"/>
      <text:p text:style-name="P6">Indirect Zero Page<text:tab/><text:tab/>e.g. LDA ($12)</text:p>
      <text:p text:style-name="P6">Absolute Indexed Indirect<text:tab/><text:tab/>e.g. JMP ($1234,X)</text:p>
      <text:p text:style-name="P6"/>
      <text:p text:style-name="P9"><text:span text:style-name="T1">New Instructions:</text:span></text:p>
      <text:p text:style-name="P6"/>
      <text:p text:style-name="P6">BRA <text:span text:style-name="T2">nn<text:tab/><text:tab/></text:span>Branch Always</text:p>
      <text:p text:style-name="P6">PHX<text:tab/><text:tab/>Push X</text:p>
      <text:p text:style-name="P6">PHY<text:tab/><text:tab/>Push Y</text:p>
      <text:p text:style-name="P6">PLX<text:tab/><text:tab/>Pull X</text:p>
      <text:p text:style-name="P6">PLY<text:tab/><text:tab/>Pull Y</text:p>
      <text:p text:style-name="P6">STZ <text:span text:style-name="T2">nn<text:tab/><text:tab/></text:span>Store Zero</text:p>
      <text:p text:style-name="P6">STZ <text:span text:style-name="T2">nn</text:span>,X<text:tab/>Store Zero</text:p>
      <text:p text:style-name="P6">STZ <text:span text:style-name="T2">nnnn<text:tab/></text:span>Store Zero</text:p>
      <text:p text:style-name="P6">STZ <text:span text:style-name="T2">nnnn</text:span>,X<text:tab/>Store Zero</text:p>
      <text:p text:style-name="P6">TRB <text:span text:style-name="T2">nn<text:tab/><text:tab/></text:span>Test and Reset Bit</text:p>
      <text:p text:style-name="P6">TRB <text:span text:style-name="T2">nnnn<text:tab/></text:span>Test and Reset Bit</text:p>
      <text:p text:style-name="P6">TSB <text:span text:style-name="T2">nn<text:tab/><text:tab/></text:span>Test and Set Bit</text:p>
      <text:p text:style-name="P6">TSB <text:span text:style-name="T2">nnnn<text:tab/></text:span>Test and Set Bit</text:p>
      <text:p text:style-name="P6"/>
      <text:p text:style-name="P10">Instructions With New Addressing Modes:</text:p>
      <text:p text:style-name="P6"/>
      <text:p text:style-name="P6">ADC (<text:span text:style-name="T2">nn</text:span>) <text:s text:c="4"/><text:tab/>EOR (<text:span text:style-name="T2">nn</text:span>)</text:p>
      <text:p text:style-name="P6">AND (<text:span text:style-name="T2">nn</text:span>) <text:s text:c="4"/><text:tab/>INC A</text:p>
      <text:p text:style-name="P6">BIT #<text:span text:style-name="T2">nn</text:span> <text:s text:c="5"/><text:tab/>JMP (<text:span text:style-name="T2">nnnn</text:span>,X)</text:p>
      <text:p text:style-name="P6">BIT <text:span text:style-name="T2">nn</text:span>,X <text:s text:c="4"/><text:tab/>LDA (<text:span text:style-name="T2">nn</text:span>)</text:p>
      <text:p text:style-name="P6">BIT <text:span text:style-name="T2">nnnn</text:span>,X <text:s text:c="2"/><text:tab/>ORA (<text:span text:style-name="T2">nn</text:span>)</text:p>
      <text:p text:style-name="P6">CMP (<text:span text:style-name="T2">nn</text:span>) <text:s text:c="4"/><text:tab/>SBC (<text:span text:style-name="T2">nn</text:span>)</text:p>
      <text:p text:style-name="P6">DEC A <text:s text:c="7"/><text:tab/>STA (<text:span text:style-name="T2">nn</text:span>)</text:p>
      <text:p text:style-name="P6"/>
      <text:p text:style-name="P10">Enhancements:</text:p>
      <text:p text:style-name="P6"/>
      <text:p text:style-name="P11"><text:span text:style-name="T3">Invalid op codes are executed as NOPs.</text:span></text:p>
      <text:p text:style-name="Standard"><text:span text:style-name="T3">JMP (</text:span><text:span text:style-name="T4">nn</text:span><text:span text:style-name="T3">FF) correctly increments page address.</text:span></text:p>
      <text:p text:style-name="Standard"><text:span text:style-name="T3">Decimal flag is cleared on reset and interrupt.</text:span></text:p>
      <text:p text:style-name="Standard"><text:span text:style-name="T3">N, V, and Z flags are valid in decimal mode.</text:span></text:p>
      <text:p text:style-name="P6"/>
      <text:p text:style-name="P10">Rockwell and Western Design Center 65C02-Specific Instructions:</text:p>
      <text:p text:style-name="P6"/>
      <text:p text:style-name="P6">BBR<text:tab/>-<text:tab/>Branch on Bit Reset</text:p>
      <text:p text:style-name="P6">BBS<text:tab/>-<text:tab/>Branch on Bit Set</text:p>
      <text:p text:style-name="P6">RMB<text:tab/>-<text:tab/>Reset Memory Bit</text:p>
      <text:p text:style-name="P6">SMB<text:tab/>-<text:tab/>Set Memory Bit</text:p>
      <text:p text:style-name="P6"/>
      <text:p text:style-name="P10">Western Design Center 65C02-Specific Instructions:</text:p>
      <text:p text:style-name="P6"/>
      <text:p text:style-name="P6">STP<text:tab/>-<text:tab/>Stop Processor</text:p>
      <text:p text:style-name="P6">WAI<text:tab/>-<text:tab/>Wait For Interru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2T18:43:08</meta:creation-date>
    <dc:date>2012-07-10T21:09:22</dc:date>
    <meta:editing-duration>PT13H56M8S</meta:editing-duration>
    <meta:editing-cycles>68</meta:editing-cycles>
    <meta:generator>LibreOffice/3.5$Linux_x86 LibreOffice_project/350m1$Build-2</meta:generator>
    <meta:document-statistic meta:table-count="0" meta:image-count="0" meta:object-count="0" meta:page-count="1" meta:paragraph-count="42" meta:word-count="209" meta:character-count="1059" meta:non-whitespace-character-count="977"/>
  </office:meta>
</office:document-meta>
</file>